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dddddd" fo:border="none"/>
    </style:style>
    <style:style style:name="ce6" style:family="table-cell" style:parent-style-name="Default" style:data-style-name="N164">
      <style:table-cell-properties fo:border="none"/>
    </style:style>
    <style:style style:name="ce7" style:family="table-cell" style:parent-style-name="Default" style:data-style-name="N164">
      <style:table-cell-properties fo:background-color="#b4c7dc" fo:border="none"/>
    </style:style>
    <style:style style:name="ce8" style:family="table-cell" style:parent-style-name="Default" style:data-style-name="N3">
      <style:table-cell-properties fo:border="none"/>
    </style:style>
    <style:style style:name="ce1" style:family="table-cell" style:parent-style-name="Default" style:data-style-name="N164"/>
    <style:style style:name="ce2" style:family="table-cell" style:parent-style-name="Default" style:data-style-name="N3"/>
    <style:style style:name="ce11" style:family="table-cell" style:parent-style-name="Default" style:data-style-name="N164">
      <style:table-cell-properties fo:background-color="#dddddd" fo:border="none"/>
    </style:style>
    <style:style style:name="ce12" style:family="table-cell" style:parent-style-name="Default" style:data-style-name="N164">
      <style:table-cell-properties fo:background-color="#e8f2a1" fo:border="none"/>
    </style:style>
    <style:style style:name="ce13" style:family="table-cell" style:parent-style-name="Default">
      <style:table-cell-properties fo:background-color="#e8f2a1" fo:border="none"/>
    </style:style>
    <style:style style:name="ce14" style:family="table-cell" style:parent-style-name="Default" style:data-style-name="N164">
      <style:table-cell-properties fo:background-color="#ffffa6" fo:border="none"/>
    </style:style>
    <style:style style:name="ce15" style:family="table-cell" style:parent-style-name="Default" style:data-style-name="N164">
      <style:table-cell-properties fo:background-color="transparent" fo:border="none"/>
    </style:style>
    <style:style style:name="ce16" style:family="table-cell" style:parent-style-name="Default" style:data-style-name="N164">
      <style:table-cell-properties fo:background-color="#ffaa95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table:style-name="ce4"/>
          <table:table-cell table:style-name="ce6" table:number-columns-repeated="2"/>
          <table:table-cell table:style-name="ce11" office:value-type="string" calcext:value-type="string">
            <text:p>R4</text:p>
          </table:table-cell>
          <table:table-cell table:style-name="ce11" office:value-type="string" calcext:value-type="string">
            <text:p>R3</text:p>
          </table:table-cell>
          <table:table-cell table:style-name="ce11" office:value-type="string" calcext:value-type="string">
            <text:p>R2</text:p>
          </table:table-cell>
          <table:table-cell table:style-name="ce11" office:value-type="string" calcext:value-type="string">
            <text:p>R1</text:p>
          </table:table-cell>
          <table:table-cell table:style-name="ce11" office:value-type="string" calcext:value-type="string">
            <text:p>R0</text:p>
          </table:table-cell>
          <table:table-cell table:style-name="ce6"/>
          <table:table-cell table:style-name="ce16" office:value-type="string" calcext:value-type="string">
            <text:p>tensão entrada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Rin</text:p>
          </table:table-cell>
          <table:table-cell table:style-name="ce8" office:value-type="float" office:value="1000" calcext:value-type="float">
            <text:p>1.000</text:p>
          </table:table-cell>
          <table:table-cell table:style-name="ce8"/>
          <table:table-cell table:style-name="ce8" office:value-type="float" office:value="10000" calcext:value-type="float">
            <text:p>10.000</text:p>
          </table:table-cell>
          <table:table-cell table:style-name="ce4" office:value-type="float" office:value="5100" calcext:value-type="float">
            <text:p>5100</text:p>
          </table:table-cell>
          <table:table-cell table:style-name="ce8" office:value-type="float" office:value="1300" calcext:value-type="float">
            <text:p>1.300</text:p>
          </table:table-cell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300" calcext:value-type="float">
            <text:p>300</text:p>
          </table:table-cell>
          <table:table-cell table:style-name="ce12" office:value-type="string" calcext:value-type="string">
            <text:p>serie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Rf</text:p>
          </table:table-cell>
          <table:table-cell table:style-name="ce8" office:value-type="float" office:value="510" calcext:value-type="float">
            <text:p>510</text:p>
          </table:table-cell>
          <table:table-cell table:style-name="ce8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2000" calcext:value-type="float">
            <text:p>2.000</text:p>
          </table:table-cell>
          <table:table-cell table:style-name="ce14" office:value-type="string" calcext:value-type="string">
            <text:p>paralelo</text:p>
          </table:table-cell>
          <table:table-cell table:style-name="ce6"/>
          <table:table-cell table:number-columns-repeated="16374"/>
        </table:table-row>
        <table:table-row table:style-name="ro1">
          <table:table-cell table:style-name="ce4"/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6" table:number-columns-repeated="4"/>
          <table:table-cell table:style-name="ce12" office:value-type="string" calcext:value-type="string">
            <text:p>Ganho</text:p>
          </table:table-cell>
          <table:table-cell table:style-name="ce12" office:value-type="string" calcext:value-type="string">
            <text:p>tensão saída</text:p>
          </table:table-cell>
          <table:table-cell table:style-name="ce13"/>
          <table:table-cell table:style-name="ce14" office:value-type="string" calcext:value-type="string">
            <text:p>Ganho</text:p>
          </table:table-cell>
          <table:table-cell table:style-name="ce14" office:value-type="string" calcext:value-type="string">
            <text:p>tensão saída</text:p>
          </table:table-cell>
          <table:table-cell table:style-name="ce14"/>
          <table:table-cell table:number-columns-repeated="16374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C1</text:p>
          </table:table-cell>
          <table:table-cell table:style-name="ce12" office:value-type="string" calcext:value-type="string">
            <text:p>serie</text:p>
          </table:table-cell>
          <table:table-cell table:style-name="ce12"/>
          <table:table-cell table:style-name="ce13"/>
          <table:table-cell table:style-name="ce14" office:value-type="string" calcext:value-type="string">
            <text:p>paralelo</text:p>
          </table:table-cell>
          <table:table-cell table:style-name="ce14" table:number-columns-repeated="2"/>
          <table:table-cell table:number-columns-repeated="16374"/>
        </table:table-row>
        <table:table-row table:style-name="ro1">
          <table:table-cell table:number-columns-repeated="4" table:style-name="ce8" office:value-type="float" office:value="0" calcext:value-type="float">
            <text:p>0</text:p>
          </table:table-cell>
          <table:table-cell table:style-name="ce6" table:formula="of:=([.D$2]*[.A7]+[.E$2]*[.B7]+[.F$2]*[.C7]+[.G$2]*[.D7]+[.H$2])/[.B$2]" office:value-type="float" office:value="0.3" calcext:value-type="float">
            <text:p>0,3</text:p>
          </table:table-cell>
          <table:table-cell table:style-name="ce6" table:formula="of:=[.J$2]*[.E7]" office:value-type="float" office:value="0.15" calcext:value-type="float">
            <text:p>0,2</text:p>
          </table:table-cell>
          <table:table-cell table:style-name="ce4" office:value-type="string" calcext:value-type="string">
            <text:p>delta</text:p>
          </table:table-cell>
          <table:table-cell table:style-name="ce6" table:formula="of:=[.B$3] / (1/( ((1/[.D$3])*[.A7])+((1/[.E$3])*[.B7])+((1/[.F$3])*[.C7])+((1/[.G$3])*[.D7])+((1/[.H$3])*[.H$4])  ))" office:value-type="float" office:value="0.255" calcext:value-type="float">
            <text:p>0,3</text:p>
          </table:table-cell>
          <table:table-cell table:style-name="ce6" table:formula="of:=[.J$2]*[.H7]" office:value-type="float" office:value="0.1275" calcext:value-type="float">
            <text:p>0,1</text:p>
          </table:table-cell>
          <table:table-cell table:style-name="ce6" office:value-type="string" calcext:value-type="string">
            <text:p>delta</text:p>
          </table:table-cell>
          <table:table-cell table:number-columns-repeated="16374"/>
        </table:table-row>
        <table:table-row table:style-name="ro1"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8]+[.E$2]*[.B8]+[.F$2]*[.C8]+[.G$2]*[.D8]+[.H$2])/[.B$2]" office:value-type="float" office:value="0.92" calcext:value-type="float">
            <text:p>0,9</text:p>
          </table:table-cell>
          <table:table-cell table:style-name="ce6" table:formula="of:=[.J$2]*[.E8]" office:value-type="float" office:value="0.46" calcext:value-type="float">
            <text:p>0,5</text:p>
          </table:table-cell>
          <table:table-cell table:style-name="ce6" table:formula="of:=[.F8]-[.F7]" office:value-type="float" office:value="0.31" calcext:value-type="float">
            <text:p>0,3</text:p>
          </table:table-cell>
          <table:table-cell table:style-name="ce6" table:formula="of:=[.B$3] / (1/( ((1/[.D$3])*[.A8])+((1/[.E$3])*[.B8])+((1/[.F$3])*[.C8])+((1/[.G$3])*[.D8])+((1/[.H$3])*[.H$4])  ))" office:value-type="float" office:value="0.8925" calcext:value-type="float">
            <text:p>0,9</text:p>
          </table:table-cell>
          <table:table-cell table:style-name="ce6" table:formula="of:=[.J$2]*[.H8]" office:value-type="float" office:value="0.44625" calcext:value-type="float">
            <text:p>0,4</text:p>
          </table:table-cell>
          <table:table-cell table:style-name="ce6"/>
          <table:table-cell table:number-columns-repeated="16374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9]+[.E$2]*[.B9]+[.F$2]*[.C9]+[.G$2]*[.D9]+[.H$2])/[.B$2]" office:value-type="float" office:value="1.6" calcext:value-type="float">
            <text:p>1,6</text:p>
          </table:table-cell>
          <table:table-cell table:style-name="ce6" table:formula="of:=[.J$2]*[.E9]" office:value-type="float" office:value="0.8" calcext:value-type="float">
            <text:p>0,8</text:p>
          </table:table-cell>
          <table:table-cell table:style-name="ce6" table:formula="of:=[.F9]-[.F8]" office:value-type="float" office:value="0.34" calcext:value-type="float">
            <text:p>0,3</text:p>
          </table:table-cell>
          <table:table-cell table:style-name="ce6" table:formula="of:=[.B$3] / (1/( ((1/[.D$3])*[.A9])+((1/[.E$3])*[.B9])+((1/[.F$3])*[.C9])+((1/[.G$3])*[.D9])+((1/[.H$3])*[.H$4])  ))" office:value-type="float" office:value="1.56269230769231" calcext:value-type="float">
            <text:p>1,6</text:p>
          </table:table-cell>
          <table:table-cell table:style-name="ce6" table:formula="of:=[.J$2]*[.H9]" office:value-type="float" office:value="0.781346153846154" calcext:value-type="float">
            <text:p>0,8</text:p>
          </table:table-cell>
          <table:table-cell table:style-name="ce6" table:formula="of:=[.I9]-[.I8]" office:value-type="float" office:value="0.335096153846154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formula="of:=([.D$2]*[.A10]+[.E$2]*[.B10]+[.F$2]*[.C10]+[.G$2]*[.D10]+[.H$2])/[.B$2]" office:value-type="float" office:value="2.22" calcext:value-type="float">
            <text:p>2,2</text:p>
          </table:table-cell>
          <table:table-cell table:style-name="ce6" table:formula="of:=[.J$2]*[.E10]" office:value-type="float" office:value="1.11" calcext:value-type="float">
            <text:p>1,1</text:p>
          </table:table-cell>
          <table:table-cell table:style-name="ce6" table:formula="of:=[.F10]-[.F9]" office:value-type="float" office:value="0.31" calcext:value-type="float">
            <text:p>0,3</text:p>
          </table:table-cell>
          <table:table-cell table:style-name="ce6" table:formula="of:=[.B$3] / (1/( ((1/[.D$3])*[.A10])+((1/[.E$3])*[.B10])+((1/[.F$3])*[.C10])+((1/[.G$3])*[.D10])+((1/[.H$3])*[.H$4])  ))" office:value-type="float" office:value="2.20019230769231" calcext:value-type="float">
            <text:p>2,2</text:p>
          </table:table-cell>
          <table:table-cell table:style-name="ce6" table:formula="of:=[.J$2]*[.H10]" office:value-type="float" office:value="1.10009615384615" calcext:value-type="float">
            <text:p>1,1</text:p>
          </table:table-cell>
          <table:table-cell table:style-name="ce6" table:formula="of:=[.I10]-[.I9]" office:value-type="float" office:value="0.31875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([.D$2]*[.A11]+[.E$2]*[.B11]+[.F$2]*[.C11]+[.G$2]*[.D11]+[.H$2])/[.B$2]" office:value-type="float" office:value="5.4" calcext:value-type="float">
            <text:p>5,4</text:p>
          </table:table-cell>
          <table:table-cell table:style-name="ce6" table:formula="of:=[.J$2]*[.E11]" office:value-type="float" office:value="2.7" calcext:value-type="float">
            <text:p>2,7</text:p>
          </table:table-cell>
          <table:table-cell table:style-name="ce6" table:formula="of:=[.F11]-[.F10]" office:value-type="float" office:value="1.59" calcext:value-type="float">
            <text:p>1,6</text:p>
          </table:table-cell>
          <table:table-cell table:style-name="ce6" table:formula="of:=[.B$3] / (1/( ((1/[.D$3])*[.A11])+((1/[.E$3])*[.B11])+((1/[.F$3])*[.C11])+((1/[.G$3])*[.D11])+((1/[.H$3])*[.H$4])  ))" office:value-type="float" office:value="5.355" calcext:value-type="float">
            <text:p>5,4</text:p>
          </table:table-cell>
          <table:table-cell table:style-name="ce6" table:formula="of:=[.J$2]*[.H11]" office:value-type="float" office:value="2.6775" calcext:value-type="float">
            <text:p>2,7</text:p>
          </table:table-cell>
          <table:table-cell table:style-name="ce6" table:formula="of:=[.I11]-[.I10]" office:value-type="float" office:value="1.57740384615385" calcext:value-type="float">
            <text:p>1,6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12]+[.E$2]*[.B12]+[.F$2]*[.C12]+[.G$2]*[.D12]+[.H$2])/[.B$2]" office:value-type="float" office:value="6.02" calcext:value-type="float">
            <text:p>6,0</text:p>
          </table:table-cell>
          <table:table-cell table:style-name="ce6" table:formula="of:=[.J$2]*[.E12]" office:value-type="float" office:value="3.01" calcext:value-type="float">
            <text:p>3,0</text:p>
          </table:table-cell>
          <table:table-cell table:style-name="ce6" table:formula="of:=[.F12]-[.F11]" office:value-type="float" office:value="0.31" calcext:value-type="float">
            <text:p>0,3</text:p>
          </table:table-cell>
          <table:table-cell table:style-name="ce6" table:formula="of:=[.B$3] / (1/( ((1/[.D$3])*[.A12])+((1/[.E$3])*[.B12])+((1/[.F$3])*[.C12])+((1/[.G$3])*[.D12])+((1/[.H$3])*[.H$4])  ))" office:value-type="float" office:value="5.9925" calcext:value-type="float">
            <text:p>6,0</text:p>
          </table:table-cell>
          <table:table-cell table:style-name="ce6" table:formula="of:=[.J$2]*[.H12]" office:value-type="float" office:value="2.99625" calcext:value-type="float">
            <text:p>3,0</text:p>
          </table:table-cell>
          <table:table-cell table:style-name="ce6" table:formula="of:=[.I12]-[.I11]" office:value-type="float" office:value="0.31875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13]+[.E$2]*[.B13]+[.F$2]*[.C13]+[.G$2]*[.D13]+[.H$2])/[.B$2]" office:value-type="float" office:value="6.7" calcext:value-type="float">
            <text:p>6,7</text:p>
          </table:table-cell>
          <table:table-cell table:style-name="ce6" table:formula="of:=[.J$2]*[.E13]" office:value-type="float" office:value="3.35" calcext:value-type="float">
            <text:p>3,4</text:p>
          </table:table-cell>
          <table:table-cell table:style-name="ce6" table:formula="of:=[.F13]-[.F12]" office:value-type="float" office:value="0.34" calcext:value-type="float">
            <text:p>0,3</text:p>
          </table:table-cell>
          <table:table-cell table:style-name="ce6" table:formula="of:=[.B$3] / (1/( ((1/[.D$3])*[.A13])+((1/[.E$3])*[.B13])+((1/[.F$3])*[.C13])+((1/[.G$3])*[.D13])+((1/[.H$3])*[.H$4])  ))" office:value-type="float" office:value="6.66269230769231" calcext:value-type="float">
            <text:p>6,7</text:p>
          </table:table-cell>
          <table:table-cell table:style-name="ce6" table:formula="of:=[.J$2]*[.H13]" office:value-type="float" office:value="3.33134615384615" calcext:value-type="float">
            <text:p>3,3</text:p>
          </table:table-cell>
          <table:table-cell table:style-name="ce6" table:formula="of:=[.I13]-[.I12]" office:value-type="float" office:value="0.335096153846154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table:formula="of:=([.D$2]*[.A14]+[.E$2]*[.B14]+[.F$2]*[.C14]+[.G$2]*[.D14]+[.H$2])/[.B$2]" office:value-type="float" office:value="7.32" calcext:value-type="float">
            <text:p>7,3</text:p>
          </table:table-cell>
          <table:table-cell table:style-name="ce6" table:formula="of:=[.J$2]*[.E14]" office:value-type="float" office:value="3.66" calcext:value-type="float">
            <text:p>3,7</text:p>
          </table:table-cell>
          <table:table-cell table:style-name="ce6" table:formula="of:=[.F14]-[.F13]" office:value-type="float" office:value="0.31" calcext:value-type="float">
            <text:p>0,3</text:p>
          </table:table-cell>
          <table:table-cell table:style-name="ce15" table:formula="of:=[.B$3] / (1/( ((1/[.D$3])*[.A14])+((1/[.E$3])*[.B14])+((1/[.F$3])*[.C14])+((1/[.G$3])*[.D14])+((1/[.H$3])*[.H$4])  ))" office:value-type="float" office:value="7.30019230769231" calcext:value-type="float">
            <text:p>7,3</text:p>
          </table:table-cell>
          <table:table-cell table:style-name="ce6" table:formula="of:=[.J$2]*[.H14]" office:value-type="float" office:value="3.65009615384615" calcext:value-type="float">
            <text:p>3,7</text:p>
          </table:table-cell>
          <table:table-cell table:style-name="ce6" table:formula="of:=[.I14]-[.I13]" office:value-type="float" office:value="0.31875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6" table:formula="of:=([.D$2]*[.A15]+[.E$2]*[.B15]+[.F$2]*[.C15]+[.G$2]*[.D15]+[.H$2])/[.B$2]" office:value-type="float" office:value="10.3" calcext:value-type="float">
            <text:p>10,3</text:p>
          </table:table-cell>
          <table:table-cell table:style-name="ce6" table:formula="of:=[.J$2]*[.E15]" office:value-type="float" office:value="5.15" calcext:value-type="float">
            <text:p>5,2</text:p>
          </table:table-cell>
          <table:table-cell table:style-name="ce6" table:formula="of:=[.F15]-[.F14]" office:value-type="float" office:value="1.49" calcext:value-type="float">
            <text:p>1,5</text:p>
          </table:table-cell>
          <table:table-cell table:style-name="ce6" table:formula="of:=[.B$3] / (1/( ((1/[.D$3])*[.A15])+((1/[.E$3])*[.B15])+((1/[.F$3])*[.C15])+((1/[.G$3])*[.D15])+((1/[.H$3])*[.H$4])  ))" office:value-type="float" office:value="10.255" calcext:value-type="float">
            <text:p>10,3</text:p>
          </table:table-cell>
          <table:table-cell table:style-name="ce6" table:formula="of:=[.J$2]*[.H15]" office:value-type="float" office:value="5.1275" calcext:value-type="float">
            <text:p>5,1</text:p>
          </table:table-cell>
          <table:table-cell table:style-name="ce6" table:formula="of:=[.I15]-[.I14]" office:value-type="float" office:value="1.47740384615385" calcext:value-type="float">
            <text:p>1,5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16]+[.E$2]*[.B16]+[.F$2]*[.C16]+[.G$2]*[.D16]+[.H$2])/[.B$2]" office:value-type="float" office:value="10.92" calcext:value-type="float">
            <text:p>10,9</text:p>
          </table:table-cell>
          <table:table-cell table:style-name="ce6" table:formula="of:=[.J$2]*[.E16]" office:value-type="float" office:value="5.46" calcext:value-type="float">
            <text:p>5,5</text:p>
          </table:table-cell>
          <table:table-cell table:style-name="ce6" table:formula="of:=[.F16]-[.F15]" office:value-type="float" office:value="0.31" calcext:value-type="float">
            <text:p>0,3</text:p>
          </table:table-cell>
          <table:table-cell table:style-name="ce6" table:formula="of:=[.B$3] / (1/( ((1/[.D$3])*[.A16])+((1/[.E$3])*[.B16])+((1/[.F$3])*[.C16])+((1/[.G$3])*[.D16])+((1/[.H$3])*[.H$4])  ))" office:value-type="float" office:value="10.8925" calcext:value-type="float">
            <text:p>10,9</text:p>
          </table:table-cell>
          <table:table-cell table:style-name="ce6" table:formula="of:=[.J$2]*[.H16]" office:value-type="float" office:value="5.44625" calcext:value-type="float">
            <text:p>5,4</text:p>
          </table:table-cell>
          <table:table-cell table:style-name="ce6" table:formula="of:=[.I16]-[.I15]" office:value-type="float" office:value="0.31875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17]+[.E$2]*[.B17]+[.F$2]*[.C17]+[.G$2]*[.D17]+[.H$2])/[.B$2]" office:value-type="float" office:value="11.6" calcext:value-type="float">
            <text:p>11,6</text:p>
          </table:table-cell>
          <table:table-cell table:style-name="ce6" table:formula="of:=[.J$2]*[.E17]" office:value-type="float" office:value="5.8" calcext:value-type="float">
            <text:p>5,8</text:p>
          </table:table-cell>
          <table:table-cell table:style-name="ce6" table:formula="of:=[.F17]-[.F16]" office:value-type="float" office:value="0.34" calcext:value-type="float">
            <text:p>0,3</text:p>
          </table:table-cell>
          <table:table-cell table:style-name="ce6" table:formula="of:=[.B$3] / (1/( ((1/[.D$3])*[.A17])+((1/[.E$3])*[.B17])+((1/[.F$3])*[.C17])+((1/[.G$3])*[.D17])+((1/[.H$3])*[.H$4])  ))" office:value-type="float" office:value="11.5626923076923" calcext:value-type="float">
            <text:p>11,6</text:p>
          </table:table-cell>
          <table:table-cell table:style-name="ce6" table:formula="of:=[.J$2]*[.H17]" office:value-type="float" office:value="5.78134615384616" calcext:value-type="float">
            <text:p>5,8</text:p>
          </table:table-cell>
          <table:table-cell table:style-name="ce6" table:formula="of:=[.I17]-[.I16]" office:value-type="float" office:value="0.335096153846155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formula="of:=([.D$2]*[.A18]+[.E$2]*[.B18]+[.F$2]*[.C18]+[.G$2]*[.D18]+[.H$2])/[.B$2]" office:value-type="float" office:value="12.22" calcext:value-type="float">
            <text:p>12,2</text:p>
          </table:table-cell>
          <table:table-cell table:style-name="ce6" table:formula="of:=[.J$2]*[.E18]" office:value-type="float" office:value="6.11" calcext:value-type="float">
            <text:p>6,1</text:p>
          </table:table-cell>
          <table:table-cell table:style-name="ce6" table:formula="of:=[.F18]-[.F17]" office:value-type="float" office:value="0.310000000000001" calcext:value-type="float">
            <text:p>0,3</text:p>
          </table:table-cell>
          <table:table-cell table:style-name="ce15" table:formula="of:=[.B$3] / (1/( ((1/[.D$3])*[.A18])+((1/[.E$3])*[.B18])+((1/[.F$3])*[.C18])+((1/[.G$3])*[.D18])+((1/[.H$3])*[.H$4])  ))" office:value-type="float" office:value="12.2001923076923" calcext:value-type="float">
            <text:p>12,2</text:p>
          </table:table-cell>
          <table:table-cell table:style-name="ce6" table:formula="of:=[.J$2]*[.H18]" office:value-type="float" office:value="6.10009615384615" calcext:value-type="float">
            <text:p>6,1</text:p>
          </table:table-cell>
          <table:table-cell table:style-name="ce6" table:formula="of:=[.I18]-[.I17]" office:value-type="float" office:value="0.31875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([.D$2]*[.A19]+[.E$2]*[.B19]+[.F$2]*[.C19]+[.G$2]*[.D19]+[.H$2])/[.B$2]" office:value-type="float" office:value="15.4" calcext:value-type="float">
            <text:p>15,4</text:p>
          </table:table-cell>
          <table:table-cell table:style-name="ce6" table:formula="of:=[.J$2]*[.E19]" office:value-type="float" office:value="7.7" calcext:value-type="float">
            <text:p>7,7</text:p>
          </table:table-cell>
          <table:table-cell table:style-name="ce6" table:formula="of:=[.F19]-[.F18]" office:value-type="float" office:value="1.59" calcext:value-type="float">
            <text:p>1,6</text:p>
          </table:table-cell>
          <table:table-cell table:style-name="ce6" table:formula="of:=[.B$3] / (1/( ((1/[.D$3])*[.A19])+((1/[.E$3])*[.B19])+((1/[.F$3])*[.C19])+((1/[.G$3])*[.D19])+((1/[.H$3])*[.H$4])  ))" office:value-type="float" office:value="15.355" calcext:value-type="float">
            <text:p>15,4</text:p>
          </table:table-cell>
          <table:table-cell table:style-name="ce6" table:formula="of:=[.J$2]*[.H19]" office:value-type="float" office:value="7.6775" calcext:value-type="float">
            <text:p>7,7</text:p>
          </table:table-cell>
          <table:table-cell table:style-name="ce6" table:formula="of:=[.I19]-[.I18]" office:value-type="float" office:value="1.57740384615385" calcext:value-type="float">
            <text:p>1,6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20]+[.E$2]*[.B20]+[.F$2]*[.C20]+[.G$2]*[.D20]+[.H$2])/[.B$2]" office:value-type="float" office:value="16.02" calcext:value-type="float">
            <text:p>16,0</text:p>
          </table:table-cell>
          <table:table-cell table:style-name="ce6" table:formula="of:=[.J$2]*[.E20]" office:value-type="float" office:value="8.01" calcext:value-type="float">
            <text:p>8,0</text:p>
          </table:table-cell>
          <table:table-cell table:style-name="ce6" table:formula="of:=[.F20]-[.F19]" office:value-type="float" office:value="0.31" calcext:value-type="float">
            <text:p>0,3</text:p>
          </table:table-cell>
          <table:table-cell table:style-name="ce15" table:formula="of:=[.B$3] / (1/( ((1/[.D$3])*[.A20])+((1/[.E$3])*[.B20])+((1/[.F$3])*[.C20])+((1/[.G$3])*[.D20])+((1/[.H$3])*[.H$4])  ))" office:value-type="float" office:value="15.9925" calcext:value-type="float">
            <text:p>16,0</text:p>
          </table:table-cell>
          <table:table-cell table:style-name="ce6" table:formula="of:=[.J$2]*[.H20]" office:value-type="float" office:value="7.99625" calcext:value-type="float">
            <text:p>8,0</text:p>
          </table:table-cell>
          <table:table-cell table:style-name="ce6" table:formula="of:=[.I20]-[.I19]" office:value-type="float" office:value="0.318750000000001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21]+[.E$2]*[.B21]+[.F$2]*[.C21]+[.G$2]*[.D21]+[.H$2])/[.B$2]" office:value-type="float" office:value="16.7" calcext:value-type="float">
            <text:p>16,7</text:p>
          </table:table-cell>
          <table:table-cell table:style-name="ce6" table:formula="of:=[.J$2]*[.E21]" office:value-type="float" office:value="8.35" calcext:value-type="float">
            <text:p>8,4</text:p>
          </table:table-cell>
          <table:table-cell table:style-name="ce6" table:formula="of:=[.F21]-[.F20]" office:value-type="float" office:value="0.34" calcext:value-type="float">
            <text:p>0,3</text:p>
          </table:table-cell>
          <table:table-cell table:style-name="ce15" table:formula="of:=[.B$3] / (1/( ((1/[.D$3])*[.A21])+((1/[.E$3])*[.B21])+((1/[.F$3])*[.C21])+((1/[.G$3])*[.D21])+((1/[.H$3])*[.H$4])  ))" office:value-type="float" office:value="16.6626923076923" calcext:value-type="float">
            <text:p>16,7</text:p>
          </table:table-cell>
          <table:table-cell table:style-name="ce6" table:formula="of:=[.J$2]*[.H21]" office:value-type="float" office:value="8.33134615384615" calcext:value-type="float">
            <text:p>8,3</text:p>
          </table:table-cell>
          <table:table-cell table:style-name="ce6" table:formula="of:=[.I21]-[.I20]" office:value-type="float" office:value="0.335096153846153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4" table:style-name="ce8" office:value-type="float" office:value="1" calcext:value-type="float">
            <text:p>1</text:p>
          </table:table-cell>
          <table:table-cell table:style-name="ce6" table:formula="of:=([.D$2]*[.A22]+[.E$2]*[.B22]+[.F$2]*[.C22]+[.G$2]*[.D22]+[.H$2])/[.B$2]" office:value-type="float" office:value="17.32" calcext:value-type="float">
            <text:p>17,3</text:p>
          </table:table-cell>
          <table:table-cell table:style-name="ce6" table:formula="of:=[.J$2]*[.E22]" office:value-type="float" office:value="8.66" calcext:value-type="float">
            <text:p>8,7</text:p>
          </table:table-cell>
          <table:table-cell table:style-name="ce6" table:formula="of:=[.F22]-[.F21]" office:value-type="float" office:value="0.310000000000001" calcext:value-type="float">
            <text:p>0,3</text:p>
          </table:table-cell>
          <table:table-cell table:style-name="ce6" table:formula="of:=[.B$3] / (1/( ((1/[.D$3])*[.A22])+((1/[.E$3])*[.B22])+((1/[.F$3])*[.C22])+((1/[.G$3])*[.D22])+((1/[.H$3])*[.H$4])  ))" office:value-type="float" office:value="17.3001923076923" calcext:value-type="float">
            <text:p>17,3</text:p>
          </table:table-cell>
          <table:table-cell table:style-name="ce6" table:formula="of:=[.J$2]*[.H22]" office:value-type="float" office:value="8.65009615384616" calcext:value-type="float">
            <text:p>8,7</text:p>
          </table:table-cell>
          <table:table-cell table:style-name="ce6" table:formula="of:=[.I22]-[.I21]" office:value-type="float" office:value="0.318750000000001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style-name="ce2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2"/>
          <table:table-cell table:style-name="ce2" table:number-columns-repeated="2"/>
          <table:table-cell table:style-name="Default"/>
          <table:table-cell table:style-name="ce2"/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day/>
      <number:text>/</number:text>
      <number:month/>
      <number:text>/</number:text>
      <number:year number:style="long"/>
    </number:date-style>
    <number:date-style style:name="N132">
      <number:day/>
      <number:text>/</number:text>
      <number:month number:textual="true"/>
      <number:text>/</number:text>
      <number:year/>
    </number:date-style>
    <number:date-style style:name="N133">
      <number:day/>
      <number:text>/</number:text>
      <number:month number:textual="true"/>
    </number:date-style>
    <number:date-style style:name="N134">
      <number:month number:textual="true"/>
      <number:text>/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 loext:blank-width-char="("> </number:text>
      <number:fill-character> </number:fill-character>
      <number:text>- _)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R$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1" number:min-decimal-places="1" number:min-integer-digits="1" number:grouping="true"/>
    </number:number-style>
    <number:number-style style:name="N165">
      <number:number number:decimal-places="14" number:min-decimal-places="14" number:min-integer-digits="1"/>
    </number:number-style>
    <number:number-style style:name="N16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2:56:08.7524388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5:44:37.049401751</meta:creation-date>
    <dc:date>2024-12-06T22:53:37.701004942</dc:date>
    <meta:editing-duration>PT3H51M9S</meta:editing-duration>
    <meta:editing-cycles>11</meta:editing-cycles>
    <meta:generator>LibreOffice/24.2.6.2$Linux_X86_64 LibreOffice_project/420$Build-2</meta:generator>
    <meta:document-statistic meta:table-count="1" meta:cell-count="193" meta:object-count="0"/>
  </office:meta>
</office:document-meta>
</file>